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Adaptive time</text:p>
          </table:table-cell>
          <table:table-cell table:style-name="ce1" office:value-type="string" calcext:value-type="string">
            <text:p>Global time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43.495" calcext:value-type="float">
            <text:p>43.495</text:p>
          </table:table-cell>
          <table:table-cell office:value-type="float" office:value="78.865" calcext:value-type="float">
            <text:p>78.865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87.4428" calcext:value-type="float">
            <text:p>87.4428</text:p>
          </table:table-cell>
          <table:table-cell office:value-type="float" office:value="330.809" calcext:value-type="float">
            <text:p>330.809</text:p>
          </table:table-cell>
        </table:table-row>
        <table:table-row table:style-name="ro1">
          <table:table-cell office:value-type="float" office:value="0.00625" calcext:value-type="float">
            <text:p>0.00625</text:p>
          </table:table-cell>
          <table:table-cell office:value-type="float" office:value="613.115" calcext:value-type="float">
            <text:p>613.115</text:p>
          </table:table-cell>
          <table:table-cell office:value-type="float" office:value="2174.09" calcext:value-type="float">
            <text:p>2174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4:58:29.607886664</meta:creation-date>
    <meta:generator>LibreOffice/4.2.8.2$Linux_X86_64 LibreOffice_project/420m0$Build-2</meta:generator>
    <dc:date>2015-11-09T09:25:25.025877379</dc:date>
    <meta:editing-duration>P0D</meta:editing-duration>
    <meta:editing-cycles>1</meta:editing-cycles>
    <meta:document-statistic meta:table-count="1" meta:cell-count="15" meta:object-count="0"/>
  </office:meta>
</office:document-meta>
</file>